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42047" officeooo:paragraph-rsid="00042047"/>
    </style:style>
    <style:style style:name="P2" style:family="paragraph" style:parent-style-name="Heading_20_2">
      <style:text-properties fo:font-size="12pt" fo:font-weight="normal" officeooo:rsid="00062de3" officeooo:paragraph-rsid="00062de3" style:font-size-asian="10.5pt" style:font-weight-asian="normal" style:font-size-complex="12pt" style:font-weight-complex="normal"/>
    </style:style>
    <style:style style:name="P3" style:family="paragraph" style:parent-style-name="Heading_20_3">
      <style:text-properties fo:font-size="28pt" fo:font-weight="bold" officeooo:rsid="00042047" officeooo:paragraph-rsid="00062de3" style:font-size-asian="28pt" style:font-weight-asian="bold" style:font-size-complex="28pt" style:font-weight-complex="bold"/>
    </style:style>
    <style:style style:name="P4" style:family="paragraph" style:parent-style-name="Standard">
      <style:text-properties officeooo:rsid="00042047" officeooo:paragraph-rsid="00042047"/>
    </style:style>
    <style:style style:name="P5" style:family="paragraph" style:parent-style-name="Standard">
      <style:text-properties officeooo:paragraph-rsid="00042047"/>
    </style:style>
    <style:style style:name="P6" style:family="paragraph" style:parent-style-name="Standard">
      <style:text-properties fo:font-size="26pt" fo:font-weight="bold" officeooo:rsid="00042047" officeooo:paragraph-rsid="00042047" style:font-size-asian="26pt" style:font-weight-asian="bold" style:font-size-complex="26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>
      <style:text-properties officeooo:rsid="00042047" officeooo:paragraph-rsid="00042047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>
      <style:text-properties fo:font-size="28pt" fo:font-weight="bold" officeooo:rsid="00042047" officeooo:paragraph-rsid="00042047" style:font-size-asian="28pt" style:font-weight-asian="bold" style:font-size-complex="28pt" style:font-weight-complex="bold"/>
    </style:style>
    <style:style style:name="P24" style:family="paragraph" style:parent-style-name="Text_20_body">
      <style:text-properties fo:font-size="28pt" fo:font-weight="bold" officeooo:rsid="00042047" officeooo:paragraph-rsid="00062de3" style:font-size-asian="28pt" style:font-weight-asian="bold" style:font-size-complex="28pt" style:font-weight-complex="bold"/>
    </style:style>
    <style:style style:name="P25" style:family="paragraph" style:parent-style-name="Text_20_body">
      <style:text-properties fo:font-size="28pt" fo:font-weight="bold" officeooo:rsid="00062de3" officeooo:paragraph-rsid="00062de3" style:font-size-asian="28pt" style:font-weight-asian="bold" style:font-size-complex="28pt" style:font-weight-complex="bold"/>
    </style:style>
    <style:style style:name="P26" style:family="paragraph" style:parent-style-name="Text_20_body">
      <style:text-properties fo:font-size="28pt" fo:font-weight="bold" officeooo:rsid="0006e021" officeooo:paragraph-rsid="0006e021" style:font-size-asian="28pt" style:font-weight-asian="bold" style:font-size-complex="28pt" style:font-weight-complex="bold"/>
    </style:style>
    <style:style style:name="P27" style:family="paragraph" style:parent-style-name="Text_20_body">
      <style:text-properties fo:font-size="28pt" fo:font-weight="bold" officeooo:rsid="0008945e" officeooo:paragraph-rsid="0008945e" style:font-size-asian="28pt" style:font-weight-asian="bold" style:font-size-complex="28pt" style:font-weight-complex="bold"/>
    </style:style>
    <style:style style:name="P28" style:family="paragraph" style:parent-style-name="Text_20_body" style:list-style-name="L8"/>
    <style:style style:name="P29" style:family="paragraph" style:parent-style-name="Text_20_body" style:list-style-name="L8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9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 style:list-style-name="L10">
      <style:paragraph-properties fo:margin-top="0cm" fo:margin-bottom="0cm" style:contextual-spacing="false"/>
    </style:style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Text_20_body" style:list-style-name="L12">
      <style:paragraph-properties fo:margin-top="0cm" fo:margin-bottom="0cm" style:contextual-spacing="false"/>
    </style:style>
    <style:style style:name="P37" style:family="paragraph" style:parent-style-name="Text_20_body">
      <style:text-properties fo:font-size="12pt" fo:font-weight="normal" officeooo:rsid="00062de3" officeooo:paragraph-rsid="00062de3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normal" officeooo:rsid="0008945e" officeooo:paragraph-rsid="0008945e" style:font-size-asian="10.5pt" style:font-weight-asian="normal" style:font-size-complex="12pt" style:font-weight-complex="normal"/>
    </style:style>
    <style:style style:name="P39" style:family="paragraph" style:parent-style-name="Text_20_body" style:list-style-name="L14"/>
    <style:style style:name="P40" style:family="paragraph" style:parent-style-name="Text_20_body" style:list-style-name="L14">
      <style:paragraph-properties fo:margin-top="0cm" fo:margin-bottom="0cm" style:contextual-spacing="false"/>
    </style:style>
    <style:style style:name="P41" style:family="paragraph" style:parent-style-name="Text_20_body" style:list-style-name="L15"/>
    <style:style style:name="P42" style:family="paragraph" style:parent-style-name="Text_20_body" style:list-style-name="L15">
      <style:paragraph-properties fo:margin-top="0cm" fo:margin-bottom="0cm" style:contextual-spacing="false"/>
    </style:style>
    <style:style style:name="P43" style:family="paragraph" style:parent-style-name="Text_20_body" style:list-style-name="L16"/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 style:parent-style-name="Text_20_body" style:list-style-name="L17"/>
    <style:style style:name="P46" style:family="paragraph" style:parent-style-name="Text_20_body" style:list-style-name="L17">
      <style:paragraph-properties fo:margin-top="0cm" fo:margin-bottom="0cm" style:contextual-spacing="false"/>
    </style:style>
    <style:style style:name="P47" style:family="paragraph" style:parent-style-name="Text_20_body" style:list-style-name="L18"/>
    <style:style style:name="P48" style:family="paragraph" style:parent-style-name="Text_20_body" style:list-style-name="L18">
      <style:paragraph-properties fo:margin-top="0cm" fo:margin-bottom="0cm" style:contextual-spacing="false"/>
    </style:style>
    <style:style style:name="P49" style:family="paragraph" style:parent-style-name="Text_20_body" style:list-style-name="L19"/>
    <style:style style:name="P50" style:family="paragraph" style:parent-style-name="Text_20_body" style:list-style-name="L19">
      <style:paragraph-properties fo:margin-top="0cm" fo:margin-bottom="0cm" style:contextual-spacing="false"/>
    </style:style>
    <style:style style:name="P51" style:family="paragraph" style:parent-style-name="Text_20_body" style:list-style-name="L20"/>
    <style:style style:name="P52" style:family="paragraph" style:parent-style-name="Text_20_body" style:list-style-name="L20">
      <style:paragraph-properties fo:margin-top="0cm" fo:margin-bottom="0cm" style:contextual-spacing="false"/>
    </style:style>
    <style:style style:name="P53" style:family="paragraph" style:parent-style-name="Text_20_body" style:list-style-name="L21"/>
    <style:style style:name="P54" style:family="paragraph" style:parent-style-name="Text_20_body" style:list-style-name="L21">
      <style:paragraph-properties fo:margin-top="0cm" fo:margin-bottom="0cm" style:contextual-spacing="false"/>
    </style:style>
    <style:style style:name="P55" style:family="paragraph" style:parent-style-name="Text_20_body" style:list-style-name="L22"/>
    <style:style style:name="P56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officeooo:rsid="00042047"/>
    </style:style>
    <style:style style:name="T2" style:family="text">
      <style:text-properties officeooo:rsid="00062de3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Booking.h:</text:span></text:p>
      <text:p text:style-name="P5"/>
      <text:p text:style-name="P5"><text:span text:style-name="T1"><text:s/></text:span><text:span text:style-name="Source_20_Text">MAX_ROOMS 5</text:span></text:p>
      <text:p text:style-name="Text_20_body">Ho messo 5 stanze/postazioni-gruppo, così il caso d’uso resta piccolo e gestibile.</text:p>
      <text:h text:style-name="Heading_20_3" text:outline-level="3"><text:span text:style-name="Source_20_Text">SLOTS_PER_ROOM 4</text:span></text:h>
      <text:p text:style-name="Text_20_body">Ogni stanza ha 4 posti. È utile perché:</text:p>
      <text:list xml:id="list1301068608" text:style-name="L1">
        <text:list-item>
          <text:p text:style-name="P8">rende il progetto realistico </text:p>
        </text:list-item>
        <text:list-item>
          <text:p text:style-name="P8">ti permette di giustificare bene il concetto di disponibilità </text:p>
        </text:list-item>
        <text:list-item>
          <text:p text:style-name="P7">semplifica i controlli </text:p>
        </text:list-item>
      </text:list>
      <text:h text:style-name="Heading_20_3" text:outline-level="3"><text:span text:style-name="Source_20_Text">active</text:span></text:h>
      <text:p text:style-name="Text_20_body">Serve per “cancellare” una prenotazione senza dover spostare tutto l’array.</text:p>
      <text:h text:style-name="Heading_20_3" text:outline-level="3"><text:span text:style-name="Source_20_Text">list_bookings</text:span> e <text:span text:style-name="Source_20_Text">list_rooms</text:span></text:h>
      <text:p text:style-name="Text_20_body">Queste sono molto utili perché Massimo potrà chiamarle per costruire le risposte del server.</text:p>
      <text:p text:style-name="Text_20_body"><text:span text:style-name="Source_20_Text">int get_booking_capacity(void);</text:span></text:p>
      <text:p text:style-name="Text_20_body">Serve a <text:span text:style-name="Source_20_Text">storage.c</text:span> per sapere quante celle può scorrere.</text:p>
      <text:h text:style-name="Heading_20_3" text:outline-level="3"><text:span text:style-name="Source_20_Text">get_booking_at_index(...)</text:span></text:h>
      <text:p text:style-name="Text_20_body">Serve per leggere una prenotazione dall’archivio e salvarla su file.</text:p>
      <text:h text:style-name="Heading_20_3" text:outline-level="3"><text:span text:style-name="Source_20_Text">set_booking_at_index(...)</text:span></text:h>
      <text:p text:style-name="Text_20_body">Serve per caricare una prenotazione dal file dentro l’array.</text:p>
      <text:h text:style-name="Heading_20_3" text:outline-level="3"><text:span text:style-name="Source_20_Text">set_next_booking_id(...)</text:span></text:h>
      <text:p text:style-name="Text_20_body">Serve perché, dopo il caricamento da file, il prossimo id non deve ripartire da 1, ma dal massimo id trovato + 1.</text:p>
      <text:p text:style-name="Text_20_body"/>
      <text:p text:style-name="P4"/>
      <text:p text:style-name="P6">Booking.c:</text:p>
      <text:h text:style-name="P1" text:outline-level="2">Cosa fa questo file</text:h>
      <text:p text:style-name="Text_20_body">In pratica:</text:p>
      <text:list xml:id="list3031155872" text:style-name="L2">
        <text:list-item>
          <text:p text:style-name="P11">crea l’archivio delle prenotazioni in memoria </text:p>
        </text:list-item>
        <text:list-item>
          <text:p text:style-name="P11">aggiunge una prenotazione </text:p>
        </text:list-item>
        <text:list-item>
          <text:p text:style-name="P11">rimuove una prenotazione </text:p>
        </text:list-item>
        <text:list-item>
          <text:p text:style-name="P11">controlla se una prenotazione esiste </text:p>
        </text:list-item>
        <text:list-item>
          <text:p text:style-name="P11">conta i posti liberi </text:p>
        </text:list-item>
        <text:list-item>
          <text:p text:style-name="P10">stampa l’elenco prenotazioni e stanze dentro un buffer </text:p>
        </text:list-item>
      </text:list>
      <text:p text:style-name="Horizontal_20_Line"><text:soft-page-break/></text:p>
      <text:h text:style-name="Heading_20_2" text:outline-level="2">Perché è fatto così</text:h>
      <text:p text:style-name="Text_20_body">Ti evidenzio le scelte importanti.</text:p>
      <text:h text:style-name="Heading_20_3" text:outline-level="3"><text:span text:style-name="Source_20_Text">static Booking bookings[MAX_BOOKINGS];</text:span></text:h>
      <text:p text:style-name="Text_20_body">L’array è interno al file.<text:line-break/>Questo è buono perché il resto del progetto non lo modifica direttamente.</text:p>
      <text:h text:style-name="Heading_20_3" text:outline-level="3"><text:span text:style-name="Source_20_Text">next_booking_id</text:span></text:h>
      <text:p text:style-name="Text_20_body">Serve per assegnare id progressivi:</text:p>
      <text:list xml:id="list3024327419" text:style-name="L3">
        <text:list-item>
          <text:p text:style-name="P13">prima prenotazione → 1 </text:p>
        </text:list-item>
        <text:list-item>
          <text:p text:style-name="P13">seconda → 2 </text:p>
        </text:list-item>
        <text:list-item>
          <text:p text:style-name="P12">ecc. </text:p>
        </text:list-item>
      </text:list>
      <text:h text:style-name="Heading_20_3" text:outline-level="3">Funzioni <text:span text:style-name="Source_20_Text">static</text:span></text:h>
      <text:p text:style-name="Text_20_body">Le funzioni:</text:p>
      <text:list xml:id="list912280059" text:style-name="L4">
        <text:list-item>
          <text:p text:style-name="P15"><text:span text:style-name="Source_20_Text">is_valid_room</text:span> </text:p>
        </text:list-item>
        <text:list-item>
          <text:p text:style-name="P15"><text:span text:style-name="Source_20_Text">count_bookings_in_room</text:span> </text:p>
        </text:list-item>
        <text:list-item>
          <text:p text:style-name="P15"><text:span text:style-name="Source_20_Text">find_free_index</text:span> </text:p>
        </text:list-item>
        <text:list-item>
          <text:p text:style-name="P14"><text:span text:style-name="Source_20_Text">clear_booking</text:span> </text:p>
        </text:list-item>
      </text:list>
      <text:p text:style-name="Text_20_body">sono helper interni.<text:line-break/>Quindi non le esponi nell’header.</text:p>
      <text:h text:style-name="Heading_20_3" text:outline-level="3"><text:span text:style-name="Source_20_Text">strncpy</text:span></text:h>
      <text:p text:style-name="Text_20_body">Serve per copiare il nome utente in modo più sicuro.</text:p>
      <text:h text:style-name="Heading_20_3" text:outline-level="3"><text:span text:style-name="Source_20_Text">snprintf</text:span></text:h>
      <text:p text:style-name="Text_20_body">Serve per scrivere nei buffer senza fare disastri con le stringhe.</text:p>
      <text:p text:style-name="Horizontal_20_Line"/>
      <text:h text:style-name="Heading_20_2" text:outline-level="2">Cose da sapere bene, se il prof ti chiede</text:h>
      <text:h text:style-name="Heading_20_3" text:outline-level="3">Come avviene l’aggiunta</text:h>
      <text:p text:style-name="Text_20_body"><text:span text:style-name="Source_20_Text">add_booking</text:span>:</text:p>
      <text:list xml:id="list3935182800" text:style-name="L5">
        <text:list-item>
          <text:p text:style-name="P17">controlla se la stanza è valida </text:p>
        </text:list-item>
        <text:list-item>
          <text:p text:style-name="P17">controlla se è piena </text:p>
        </text:list-item>
        <text:list-item>
          <text:p text:style-name="P17">cerca una cella libera nell’array </text:p>
        </text:list-item>
        <text:list-item>
          <text:p text:style-name="P17">inserisce i dati </text:p>
        </text:list-item>
        <text:list-item>
          <text:p text:style-name="P16">assegna id progressivo </text:p>
        </text:list-item>
      </text:list>
      <text:h text:style-name="Heading_20_3" text:outline-level="3"><text:soft-page-break/>Come avviene la rimozione</text:h>
      <text:p text:style-name="Text_20_body"><text:span text:style-name="Source_20_Text">remove_booking</text:span> cerca l’id e resetta la struttura.</text:p>
      <text:h text:style-name="Heading_20_3" text:outline-level="3">Come vengono contati i posti liberi</text:h>
      <text:p text:style-name="Text_20_body">Per ogni stanza:</text:p>
      <text:list xml:id="list3299181778" text:style-name="L6">
        <text:list-item>
          <text:p text:style-name="P19">posti totali = <text:span text:style-name="Source_20_Text">SLOTS_PER_ROOM</text:span> </text:p>
        </text:list-item>
        <text:list-item>
          <text:p text:style-name="P19">posti occupati = numero prenotazioni attive in quella stanza </text:p>
        </text:list-item>
        <text:list-item>
          <text:p text:style-name="P18">liberi = differenza </text:p>
        </text:list-item>
      </text:list>
      <text:p text:style-name="Horizontal_20_Line"/>
      <text:h text:style-name="Heading_20_2" text:outline-level="2">Piccolo punto critico</text:h>
      <text:p text:style-name="Text_20_body">Ti segnalo una cosa: qui <text:span text:style-name="Strong_20_Emphasis">non ci sono ancora mutex o semafori</text:span>, ed è giusto così.</text:p>
      <text:p text:style-name="Text_20_body">Perché?<text:line-break/>Perché questa è la tua parte iniziale e autonoma.<text:line-break/>La sincronizzazione la metterà Massimo quando collegherà il server multi-thread.</text:p>
      <text:p text:style-name="Text_20_body">Quindi se lui poi ti dice:</text:p>
      <text:p text:style-name="Quotations">devo proteggere <text:span text:style-name="Source_20_Text">add_booking</text:span> e <text:span text:style-name="Source_20_Text">remove_booking</text:span></text:p>
      <text:p text:style-name="Text_20_body">ha senso. Ma <text:span text:style-name="Strong_20_Emphasis">non devi complicarti ora</text:span>.</text:p>
      <text:p text:style-name="Text_20_body"/>
      <text:p text:style-name="P23">Storage.h:</text:p>
      <text:p text:style-name="P20">È volutamente piccolo, perché qui non ti serve complicare nulla.</text:p>
      <text:p text:style-name="Text_20_body">Le due sole funzioni utili sono:</text:p>
      <text:list xml:id="list4286127322" text:style-name="L7">
        <text:list-item>
          <text:p text:style-name="P22"><text:span text:style-name="Source_20_Text">save_bookings_to_file(...)</text:span> </text:p>
        </text:list-item>
        <text:list-item>
          <text:p text:style-name="P21"><text:span text:style-name="Source_20_Text">load_bookings_from_file(...)</text:span></text:p>
        </text:list-item>
      </text:list>
      <text:p text:style-name="P20"/>
      <text:p text:style-name="P4"/>
      <text:p text:style-name="P24">Storage.<text:span text:style-name="T2">c</text:span>:</text:p>
      <text:h text:style-name="P3" text:outline-level="3"><text:span text:style-name="Source_20_Text">save_bookings_to_file(...)</text:span></text:h>
      <text:list xml:id="list2802239435" text:style-name="L8">
        <text:list-item>
          <text:p text:style-name="P29">apre il file in scrittura </text:p>
        </text:list-item>
        <text:list-item>
          <text:p text:style-name="P29">scorre tutto l’archivio </text:p>
        </text:list-item>
        <text:list-item>
          <text:p text:style-name="P29">salva solo le prenotazioni attive </text:p>
        </text:list-item>
        <text:list-item>
          <text:p text:style-name="P28">ogni riga del file ha questo formato: </text:p>
        </text:list-item>
      </text:list>
      <text:section text:style-name="Sect1" text:name="code-block-viewer">
        <text:p text:style-name="Preformatted_20_Text">id;utente;room_id;active</text:p>
      </text:section>
      <text:p text:style-name="Text_20_body"><text:soft-page-break/>Esempio:</text:p>
      <text:section text:style-name="Sect1" text:name="Sezione1">
        <text:p text:style-name="Preformatted_20_Text"><text:bookmark text:name="code-block-viewer"/>1;Mario;2;1</text:p>
        <text:p text:style-name="Preformatted_20_Text">2;Luca;4;1</text:p>
      </text:section>
      <text:p text:style-name="Horizontal_20_Line"/>
      <text:h text:style-name="Heading_20_3" text:outline-level="3"><text:span text:style-name="Source_20_Text">load_bookings_from_file(...)</text:span></text:h>
      <text:list xml:id="list3514557735" text:style-name="L9">
        <text:list-item>
          <text:p text:style-name="P31">apre il file in lettura </text:p>
        </text:list-item>
        <text:list-item>
          <text:p text:style-name="P31">svuota l’archivio con <text:span text:style-name="Source_20_Text">init_bookings()</text:span> </text:p>
        </text:list-item>
        <text:list-item>
          <text:p text:style-name="P31">legge una riga alla volta </text:p>
        </text:list-item>
        <text:list-item>
          <text:p text:style-name="P31">ricostruisce ogni prenotazione </text:p>
        </text:list-item>
        <text:list-item>
          <text:p text:style-name="P30">aggiorna <text:span text:style-name="Source_20_Text">next_booking_id</text:span> al massimo id trovato + 1 </text:p>
        </text:list-item>
      </text:list>
      <text:p text:style-name="Horizontal_20_Line"/>
      <text:h text:style-name="Heading_20_2" text:outline-level="2">Perché va bene così</text:h>
      <text:p text:style-name="Text_20_body">È una soluzione semplice e difendibile.</text:p>
      <text:h text:style-name="Heading_20_3" text:outline-level="3">Pregi</text:h>
      <text:list xml:id="list2124445874" text:style-name="L10">
        <text:list-item>
          <text:p text:style-name="P33">non accede direttamente all’array interno di <text:span text:style-name="Source_20_Text">booking.c</text:span> </text:p>
        </text:list-item>
        <text:list-item>
          <text:p text:style-name="P33">usa l’interfaccia del modulo <text:span text:style-name="Source_20_Text">booking</text:span> </text:p>
        </text:list-item>
        <text:list-item>
          <text:p text:style-name="P33">il formato del file è leggibile </text:p>
        </text:list-item>
        <text:list-item>
          <text:p text:style-name="P32">è facile da spiegare al prof </text:p>
        </text:list-item>
      </text:list>
      <text:h text:style-name="Heading_20_3" text:outline-level="3">Limite</text:h>
      <text:p text:style-name="Text_20_body">Se un utente avesse <text:span text:style-name="Source_20_Text">;</text:span> nel nome, il parsing si romperebbe.<text:line-break/>Ma per il vostro progetto va benissimo, perché userete nomi semplici.</text:p>
      <text:p text:style-name="Horizontal_20_Line"/>
      <text:h text:style-name="Heading_20_2" text:outline-level="2">Cosa devi sapere se te lo chiedono</text:h>
      <text:h text:style-name="Heading_20_3" text:outline-level="3">Perché usi <text:span text:style-name="Source_20_Text">"%63[^;]"</text:span></text:h>
      <text:p text:style-name="Text_20_body">Per leggere una stringa fino al <text:span text:style-name="Source_20_Text">;</text:span> senza sforare il buffer:</text:p>
      <text:list xml:id="list3703094363" text:style-name="L11">
        <text:list-item>
          <text:p text:style-name="P34"><text:span text:style-name="Source_20_Text">63</text:span> perché <text:span text:style-name="Source_20_Text">MAX_NAME_LEN</text:span> è 64 e serve lasciare spazio al terminatore <text:span text:style-name="Source_20_Text">\0</text:span> </text:p>
        </text:list-item>
      </text:list>
      <text:h text:style-name="Heading_20_3" text:outline-level="3">Perché chiami <text:span text:style-name="Source_20_Text">set_next_booking_id(max_id + 1)</text:span></text:h>
      <text:p text:style-name="Text_20_body">Per evitare che, dopo il caricamento, una nuova prenotazione riusi un id già esistente.</text:p>
      <text:p text:style-name="Horizontal_20_Line"/>
      <text:h text:style-name="Heading_20_2" text:outline-level="2">Piccolo punto critico</text:h>
      <text:p text:style-name="Text_20_body">Ti faccio notare una cosa: qui <text:span text:style-name="Source_20_Text">load_bookings_from_file()</text:span> carica le prenotazioni <text:span text:style-name="Strong_20_Emphasis">nelle prime posizioni dell’array</text:span>, una dopo l’altra.</text:p>
      <text:p text:style-name="Text_20_body"><text:soft-page-break/>Va bene?<text:line-break/>Sì, va bene, perché:</text:p>
      <text:list xml:id="list1547752624" text:style-name="L12">
        <text:list-item>
          <text:p text:style-name="P36">l’archivio è stato appena inizializzato </text:p>
        </text:list-item>
        <text:list-item>
          <text:p text:style-name="P36">quindi tutte le celle sono vuote </text:p>
        </text:list-item>
        <text:list-item>
          <text:p text:style-name="P35">non serve rimetterle nella posizione originale </text:p>
        </text:list-item>
      </text:list>
      <text:p text:style-name="Text_20_body">Questa è una semplificazione intelligente.</text:p>
      <text:p text:style-name="P24"/>
      <text:p text:style-name="P25">App.h</text:p>
      <text:p text:style-name="P37"><text:span text:style-name="Source_20_Text">app.h</text:span> dichiara le funzioni che rappresentano le operazioni del sistema:</text:p>
      <text:list xml:id="list4148071279" text:style-name="L14">
        <text:list-item>
          <text:p text:style-name="P40">vedere le stanze </text:p>
        </text:list-item>
        <text:list-item>
          <text:p text:style-name="P40">vedere le prenotazioni </text:p>
        </text:list-item>
        <text:list-item>
          <text:p text:style-name="P40">prenotare </text:p>
        </text:list-item>
        <text:list-item>
          <text:p text:style-name="P39">cancellare</text:p>
        </text:list-item>
      </text:list>
      <text:p text:style-name="P37"/>
      <text:p text:style-name="P37">dice a tutto il progetto:</text:p>
      <text:list xml:id="list3185073771" text:style-name="L15">
        <text:list-item>
          <text:p text:style-name="P42">per <text:span text:style-name="Source_20_Text">GET /rooms</text:span> usa <text:span text:style-name="Source_20_Text">app_get_rooms</text:span> </text:p>
        </text:list-item>
        <text:list-item>
          <text:p text:style-name="P42">per <text:span text:style-name="Source_20_Text">GET /bookings</text:span> usa <text:span text:style-name="Source_20_Text">app_get_bookings</text:span> </text:p>
        </text:list-item>
        <text:list-item>
          <text:p text:style-name="P42">per <text:span text:style-name="Source_20_Text">POST /book</text:span> usa <text:span text:style-name="Source_20_Text">app_post_booking</text:span> </text:p>
        </text:list-item>
        <text:list-item>
          <text:p text:style-name="P41">per <text:span text:style-name="Source_20_Text">DELETE /book?id=...</text:span> usa <text:span text:style-name="Source_20_Text">app_delete_booking</text:span> </text:p>
        </text:list-item>
      </text:list>
      <text:p text:style-name="Horizontal_20_Line"/>
      <text:h text:style-name="Heading_20_2" text:outline-level="2">Perché è utile</text:h>
      <text:p text:style-name="Text_20_body">Ti faccio notare una cosa importante: potresti pensare</text:p>
      <text:p text:style-name="Quotations">tanto Massimo può chiamare direttamente <text:span text:style-name="Source_20_Text">booking.c</text:span></text:p>
      <text:p text:style-name="Text_20_body">Si può fare, ma è meno pulito.</text:p>
      <text:p text:style-name="Text_20_body">Con <text:span text:style-name="Source_20_Text">app.c</text:span> in mezzo:</text:p>
      <text:list xml:id="list1981295733" text:style-name="L16">
        <text:list-item>
          <text:p text:style-name="P44">tu controlli meglio la logica </text:p>
        </text:list-item>
        <text:list-item>
          <text:p text:style-name="P44">la parte HTTP resta separata dalla parte applicativa </text:p>
        </text:list-item>
        <text:list-item>
          <text:p text:style-name="P43">il progetto sembra più modulare, che è una cosa che il prof vuole </text:p>
        </text:list-item>
      </text:list>
      <text:p text:style-name="Horizontal_20_Line"/>
      <text:h text:style-name="Heading_20_2" text:outline-level="2">In pratica, chi userà queste funzioni?</text:h>
      <text:p text:style-name="Text_20_body">Massimo in <text:span text:style-name="Source_20_Text">routes.c</text:span> farà una cosa del tipo:</text:p>
      <text:list xml:id="list1893986449" text:style-name="L17">
        <text:list-item>
          <text:p text:style-name="P46">se arriva <text:span text:style-name="Source_20_Text">GET /rooms</text:span> → chiama <text:span text:style-name="Source_20_Text">app_get_rooms(...)</text:span> </text:p>
        </text:list-item>
        <text:list-item>
          <text:p text:style-name="P45"><text:soft-page-break/>se arriva <text:span text:style-name="Source_20_Text">POST /book</text:span> → chiama <text:span text:style-name="Source_20_Text">app_post_booking(...)</text:span> </text:p>
        </text:list-item>
      </text:list>
      <text:p text:style-name="Text_20_body">Quindi questa interfaccia è proprio il punto di contatto tra voi due.</text:p>
      <text:p text:style-name="P37"/>
      <text:p text:style-name="P26">App.c</text:p>
      <text:p text:style-name="P37">Questo è il modulo che trasforma la tua logica in operazioni “usabili” dal server.</text:p>
      <text:h text:style-name="Heading_20_3" text:outline-level="3"><text:span text:style-name="Source_20_Text">app_get_rooms</text:span></text:h>
      <text:p text:style-name="Text_20_body">Chiama <text:span text:style-name="Source_20_Text">list_rooms(...)</text:span> e scrive la risposta nel buffer.</text:p>
      <text:h text:style-name="Heading_20_3" text:outline-level="3"><text:span text:style-name="Source_20_Text">app_get_bookings</text:span></text:h>
      <text:p text:style-name="Text_20_body">Chiama <text:span text:style-name="Source_20_Text">list_bookings(...)</text:span> e scrive la risposta nel buffer.</text:p>
      <text:h text:style-name="Heading_20_3" text:outline-level="3"><text:span text:style-name="Source_20_Text">app_post_booking</text:span></text:h>
      <text:list xml:id="list3318066963" text:style-name="L18">
        <text:list-item>
          <text:p text:style-name="P48">controlla se il nome è valido </text:p>
        </text:list-item>
        <text:list-item>
          <text:p text:style-name="P48">prova ad aggiungere la prenotazione </text:p>
        </text:list-item>
        <text:list-item>
          <text:p text:style-name="P48">salva su file se va bene </text:p>
        </text:list-item>
        <text:list-item>
          <text:p text:style-name="P47">scrive un messaggio chiaro nel buffer </text:p>
        </text:list-item>
      </text:list>
      <text:h text:style-name="Heading_20_3" text:outline-level="3"><text:span text:style-name="Source_20_Text">app_delete_booking</text:span></text:h>
      <text:list xml:id="list1793962450" text:style-name="L19">
        <text:list-item>
          <text:p text:style-name="P50">prova a cancellare la prenotazione </text:p>
        </text:list-item>
        <text:list-item>
          <text:p text:style-name="P50">salva su file se va bene </text:p>
        </text:list-item>
        <text:list-item>
          <text:p text:style-name="P49">scrive il messaggio nel buffer </text:p>
        </text:list-item>
      </text:list>
      <text:p text:style-name="Horizontal_20_Line"/>
      <text:h text:style-name="Heading_20_2" text:outline-level="2">Perché è una buona divisione</text:h>
      <text:p text:style-name="Text_20_body">Questa parte è ancora tua, ma è abbastanza “importante” da non sembrare secondaria.</text:p>
      <text:p text:style-name="Text_20_body">In pratica:</text:p>
      <text:list xml:id="list1490741280" text:style-name="L20">
        <text:list-item>
          <text:p text:style-name="P52"><text:span text:style-name="Source_20_Text">booking.c</text:span> contiene la logica bassa </text:p>
        </text:list-item>
        <text:list-item>
          <text:p text:style-name="P52"><text:span text:style-name="Source_20_Text">storage.c</text:span> contiene la persistenza </text:p>
        </text:list-item>
        <text:list-item>
          <text:p text:style-name="P51"><text:span text:style-name="Source_20_Text">app.c</text:span> contiene la logica applicativa finale </text:p>
        </text:list-item>
      </text:list>
      <text:p text:style-name="Text_20_body">Quindi Massimo non dovrà fare altro che chiamare queste funzioni nelle route.</text:p>
      <text:p text:style-name="P37"/>
      <text:p text:style-name="P37"/>
      <text:p text:style-name="P25">test_booking.c:</text:p>
      <text:h text:style-name="P2" text:outline-level="2"><text:soft-page-break/>Cosa controlla questo file</text:h>
      <text:p text:style-name="Text_20_body">Questo test verifica quasi tutto quello che hai fatto:</text:p>
      <text:list xml:id="list3143197089" text:style-name="L21">
        <text:list-item>
          <text:p text:style-name="P54">inizializzazione archivio </text:p>
        </text:list-item>
        <text:list-item>
          <text:p text:style-name="P54">visualizzazione stanze </text:p>
        </text:list-item>
        <text:list-item>
          <text:p text:style-name="P54">aggiunta prenotazioni valide </text:p>
        </text:list-item>
        <text:list-item>
          <text:p text:style-name="P54">errore su stanza non valida </text:p>
        </text:list-item>
        <text:list-item>
          <text:p text:style-name="P54">elenco prenotazioni </text:p>
        </text:list-item>
        <text:list-item>
          <text:p text:style-name="P54">salvataggio su file </text:p>
        </text:list-item>
        <text:list-item>
          <text:p text:style-name="P54">cancellazione </text:p>
        </text:list-item>
        <text:list-item>
          <text:p text:style-name="P53">caricamento da file</text:p>
        </text:list-item>
      </text:list>
      <text:p text:style-name="P37"/>
      <text:h text:style-name="P2" text:outline-level="2">Un punto critico che ti segnalo</text:h>
      <text:p text:style-name="Text_20_body">C’è una piccola incoerenza potenziale da controllare: <text:span text:style-name="Source_20_Text">storage.c</text:span> salva solo le prenotazioni attive, mentre nel test:</text:p>
      <text:list xml:id="list2055884252" text:style-name="L22">
        <text:list-item>
          <text:p text:style-name="P56">salvi </text:p>
        </text:list-item>
        <text:list-item>
          <text:p text:style-name="P56">cancelli l’id 2 </text:p>
        </text:list-item>
        <text:list-item>
          <text:p text:style-name="P56">svuoti tutto </text:p>
        </text:list-item>
        <text:list-item>
          <text:p text:style-name="P55">ricarichi dal file </text:p>
        </text:list-item>
      </text:list>
      <text:p text:style-name="Text_20_body">Quindi, se salvi <text:span text:style-name="Strong_20_Emphasis">prima</text:span> della cancellazione, quando ricarichi dal file la prenotazione 2 tornerà ancora presente.</text:p>
      <text:p text:style-name="Text_20_body">Questo non è un bug del test: è semplicemente il comportamento atteso, perché hai salvato lo stato <text:span text:style-name="Strong_20_Emphasis">prima</text:span> di cancellarla.</text:p>
      <text:p text:style-name="Text_20_body">Se vuoi che il file rappresenti lo stato finale, devi salvare di nuovo dopo la cancellazione. In realtà <text:span text:style-name="Source_20_Text">app_delete_booking()</text:span> lo fa già, quindi va bene. Però è una cosa da capire bene, non da imparare a memoria.</text:p>
      <text:p text:style-name="P37"/>
      <text:p text:style-name="P27">Readme.md</text:p>
      <text:p text:style-name="P38">## Piccola osservazione critica<text:line-break/>Questo README va bene come base, ma quando Massimo finirà la sua parte bisognerà aggiornarlo con:<text:line-break/>- porta usata dal server<text:line-break/>- comandi di compilazione finali<text:line-break/>- eventuali esempi veri di richiesta HTTP<text:line-break/>- struttura finale delle cartel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5:51:10.879764910</meta:creation-date>
    <dc:date>2026-03-24T17:06:13.706358006</dc:date>
    <meta:editing-duration>PT4M1S</meta:editing-duration>
    <meta:editing-cycles>1</meta:editing-cycles>
    <meta:document-statistic meta:table-count="0" meta:image-count="0" meta:object-count="0" meta:page-count="7" meta:paragraph-count="181" meta:word-count="1117" meta:character-count="6998" meta:non-whitespace-character-count="6064"/>
    <meta:generator>LibreOffice/7.3.7.2$Linux_X86_64 LibreOffice_project/30$Build-2</meta:generator>
  </office:meta>
</office:document-meta>
</file>